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39cm" svg:height="0.962cm" svg:x="9.5cm" svg:y="4.038cm">
          <draw:text-box>
            <text:p>REPO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5:05:17.492739664</meta:creation-date>
    <meta:generator>LibreOffice/5.2.5.1$Linux_X86_64 LibreOffice_project/20m0$Build-1</meta:generator>
    <dc:date>2017-04-19T15:06:21.331771132</dc:date>
    <meta:editing-duration>PT1M5S</meta:editing-duration>
    <meta:editing-cycles>1</meta:editing-cycles>
    <meta:document-statistic meta:object-count="1"/>
  </office:meta>
</office:document-meta>
</file>